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17" office:value-type="string">
            <text:p>A</text:p>
          </table:table-cell>
          <table:table-cell ns41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1:value-type="float" table:style-name="ce27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10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DR</text:p>
          </table:table-cell>
          <table:table-cell ns41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Anloo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98" table:style-name="TL_20_Data" table:number-columns-repeated="2" office:value-type="float">
            <text:p>98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63" table:style-name="TL_20_Data" table:number-columns-repeated="2" office:value-type="float">
            <text:p>63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Oud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Ann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Eexterveen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81" office:value-type="float">
            <text:p>58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523" office:value-type="float">
            <text:p>1523</text:p>
          </table:table-cell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2936" office:value-type="float">
            <text:p>293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97" office:value-type="float">
            <text:p>39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5" office:value-type="float">
            <text:p>73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744" office:value-type="float">
            <text:p>1744</text:p>
          </table:table-cell>
          <table:table-cell ns41:value-type="float" table:style-name="TL_20_Data" office:value="3618" office:value-type="float">
            <text:p>36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ulpstrafgevangen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Infant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Werk- en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0" office:value-type="float">
            <text:p>127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1:value-type="float" table:style-name="TL_20_Data" office:value="2784" office:value-type="float">
            <text:p>2784</text:p>
          </table:table-cell>
          <table:table-cell ns41:value-type="float" table:style-name="TL_20_Data" office:value="3164" office:value-type="float">
            <text:p>3164</text:p>
          </table:table-cell>
          <table:table-cell ns41:value-type="float" table:style-name="TL_20_Data" office:value="5948" office:value-type="float">
            <text:p>594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108" office:value-type="float">
            <text:p>10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74" office:value-type="float">
            <text:p>127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086" office:value-type="float">
            <text:p>3086</text:p>
          </table:table-cell>
          <table:table-cell ns41:value-type="float" table:style-name="TL_20_Data" office:value="3296" office:value-type="float">
            <text:p>3296</text:p>
          </table:table-cell>
          <table:table-cell ns41:value-type="float" table:style-name="TL_20_Data" office:value="6382" office:value-type="float">
            <text:p>6382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uchiesland, Mil.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uchiesla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e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ang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Ve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ss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mei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tt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ads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aggel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26" table:style-name="TL_20_Data" table:number-columns-repeated="2" office:value-type="float">
            <text:p>26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ard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ie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 Parellel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red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table:style-name="TL_20_Data" table:number-columns-repeated="7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m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oon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oord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Instituut "Rozenbur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table:style-name="TL_20_Data" table:number-columns-repeated="7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P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wartwaters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2484" office:value-type="float">
            <text:p>2484</text:p>
          </table:table-cell>
          <table:table-cell ns41:value-type="float" table:style-name="TL_20_Data" office:value="2321" office:value-type="float">
            <text:p>2321</text:p>
          </table:table-cell>
          <table:table-cell ns41:value-type="float" table:style-name="TL_20_Data" office:value="4805" office:value-type="float">
            <text:p>480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78" office:value-type="float">
            <text:p>227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572" office:value-type="float">
            <text:p>5572</text:p>
          </table:table-cell>
          <table:table-cell ns41:value-type="float" table:style-name="TL_20_Data" office:value="5619" office:value-type="float">
            <text:p>5619</text:p>
          </table:table-cell>
          <table:table-cell ns41:value-type="float" table:style-name="TL_20_Data" office:value="11191" office:value-type="float">
            <text:p>1119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ce41" office:value="207" office:value-type="float">
            <text:p>2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546" office:value-type="float">
            <text:p>546</text:p>
          </table:table-cell>
          <table:table-cell ns41:value-type="float" table:style-name="TL_20_Data" office:value="1098" office:value-type="float">
            <text:p>109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Bruns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Sp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Liev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Ma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9" office:value-type="float">
            <text:p>3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Geh. Drijb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0" office:value-type="float">
            <text:p>56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30" office:value-type="float">
            <text:p>1830</text:p>
          </table:table-cell>
          <table:table-cell ns41:value-type="float" table:style-name="TL_20_Data" office:value="1707" office:value-type="float">
            <text:p>1707</text:p>
          </table:table-cell>
          <table:table-cell ns41:value-type="float" table:style-name="TL_20_Data" office:value="3537" office:value-type="float">
            <text:p>35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urs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Ter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Beil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6" office:value-type="float">
            <text:p>306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616" office:value-type="float">
            <text:p>616</text:p>
          </table:table-cell>
          <table:table-cell ns41:value-type="float" table:style-name="TL_20_Data" office:value="1330" office:value-type="float">
            <text:p>13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6" office:value-type="float">
            <text:p>8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547" office:value-type="float">
            <text:p>2547</text:p>
          </table:table-cell>
          <table:table-cell ns41:value-type="float" table:style-name="TL_20_Data" office:value="2323" office:value-type="float">
            <text:p>2323</text:p>
          </table:table-cell>
          <table:table-cell ns41:value-type="float" table:style-name="TL_20_Data" office:value="4870" office:value-type="float">
            <text:p>4870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-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5" office:value-type="float">
            <text:p>6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1563" office:value-type="float">
            <text:p>1563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3093" office:value-type="float">
            <text:p>309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i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402" table:style-name="TL_20_Data" table:number-columns-repeated="2" office:value-type="float">
            <text:p>402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03" office:value-type="float">
            <text:p>130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207" office:value-type="float">
            <text:p>3207</text:p>
          </table:table-cell>
          <table:table-cell ns41:value-type="float" table:style-name="TL_20_Data" office:value="6583" office:value-type="float">
            <text:p>658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Gesticht van Liefdadighei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24" office:value-type="float">
            <text:p>1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770" office:value-type="float">
            <text:p>3770</text:p>
          </table:table-cell>
          <table:table-cell ns41:value-type="float" table:style-name="TL_20_Data" office:value="3534" office:value-type="float">
            <text:p>3534</text:p>
          </table:table-cell>
          <table:table-cell ns41:value-type="float" table:style-name="TL_20_Data" office:value="7304" office:value-type="float">
            <text:p>730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1" office:value-type="float">
            <text:p>46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191" office:value-type="float">
            <text:p>219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2226" office:value-type="float">
            <text:p>22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wijks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alla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Coevorderm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ik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ers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Pad- en Vlieg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95" office:value-type="float">
            <text:p>6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774" office:value-type="float">
            <text:p>1774</text:p>
          </table:table-cell>
          <table:table-cell ns41:value-type="float" table:style-name="TL_20_Data" office:value="1771" office:value-type="float">
            <text:p>1771</text:p>
          </table:table-cell>
          <table:table-cell ns41:value-type="float" table:style-name="TL_20_Data" office:value="3545" office:value-type="float">
            <text:p>354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8" office:value-type="float">
            <text:p>2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078" office:value-type="float">
            <text:p>10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Dal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office:value="33" table:style-name="TL_20_Data" table:number-columns-repeated="2" office:value-type="float">
            <text:p>3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49" office:value-type="float">
            <text:p>1049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2016" office:value-type="float">
            <text:p>20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7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Stieltje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Hoog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61" office:value-type="float">
            <text:p>1461</text:p>
          </table:table-cell>
          <table:table-cell ns41:value-type="float" table:style-name="TL_20_Data" office:value="1346" office:value-type="float">
            <text:p>1346</text:p>
          </table:table-cell>
          <table:table-cell ns41:value-type="float" table:style-name="TL_20_Data" office:value="2807" office:value-type="float">
            <text:p>280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Kal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Berkenheuv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Kasteel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Kastee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office:value="17" table:style-name="TL_20_Data" table:number-columns-repeated="2" office:value-type="float">
            <text:p>1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Diev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Olden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Olden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8" office:value-type="float">
            <text:p>1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Ten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Soer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Ten 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Veld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Noord-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Heersvaa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Wittelt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Berg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't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Groot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Klein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Zorgvlie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6" office:value-type="float">
            <text:p>816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958" office:value-type="float">
            <text:p>958</text:p>
          </table:table-cell>
          <table:table-cell ns41:value-type="float" table:style-name="TL_20_Data" office:value="1990" office:value-type="float">
            <text:p>199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he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he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he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egge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Eem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686" office:value-type="float">
            <text:p>16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61" office:value-type="float">
            <text:p>1261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2345" office:value-type="float">
            <text:p>23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7" office:value-type="float">
            <text:p>2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osterbroek, Gesticht Hoog Hull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oster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Eel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lm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2174" office:value-type="float">
            <text:p>21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7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0" office:value-type="float">
            <text:p>3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07" office:value-type="float">
            <text:p>140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1473" office:value-type="float">
            <text:p>14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0" office:value-type="float">
            <text:p>3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2111" office:value-type="float">
            <text:p>21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59" office:value-type="float">
            <text:p>859</text:p>
          </table:table-cell>
          <table:table-cell ns41:value-type="float" table:style-name="TL_20_Data" office:value="822" office:value-type="float">
            <text:p>822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94" office:value-type="float">
            <text:p>3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004" office:value-type="float">
            <text:p>10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899" office:value-type="float">
            <text:p>8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A</text:p>
          </table:table-cell>
          <table:table-cell ns41:value-type="string" office:value-type="string">
            <text:p>Kaz.Kon.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1386" office:value-type="float">
            <text:p>138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3" office:value-type="float">
            <text:p>27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741" office:value-type="float">
            <text:p>741</text:p>
          </table:table-cell>
          <table:table-cell ns41:value-type="float" table:style-name="TL_20_Data" office:value="1468" office:value-type="float">
            <text:p>14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1370" office:value-type="float">
            <text:p>13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89" office:value-type="float">
            <text:p>3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178" office:value-type="float">
            <text:p>9178</text:p>
          </table:table-cell>
          <table:table-cell ns41:value-type="float" table:style-name="TL_20_Data" office:value="8834" office:value-type="float">
            <text:p>8834</text:p>
          </table:table-cell>
          <table:table-cell ns41:value-type="float" table:style-name="TL_20_Data" office:value="18012" office:value-type="float">
            <text:p>18012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ce41" office:value="218" office:value-type="float">
            <text:p>2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19" office:value-type="float">
            <text:p>361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917" office:value-type="float">
            <text:p>9917</text:p>
          </table:table-cell>
          <table:table-cell ns41:value-type="float" table:style-name="TL_20_Data" office:value="9508" office:value-type="float">
            <text:p>9508</text:p>
          </table:table-cell>
          <table:table-cell ns41:value-type="float" table:style-name="TL_20_Data" office:value="19425" office:value-type="float">
            <text:p>19425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65" office:value-type="float">
            <text:p>3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921" office:value-type="float">
            <text:p>192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7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76" office:value-type="float">
            <text:p>1176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2246" office:value-type="float">
            <text:p>224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Veen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24" table:style-name="TL_20_Data" table:number-columns-repeated="2" office:value-type="float">
            <text:p>324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o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82" office:value-type="float">
            <text:p>168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9" office:value-type="float">
            <text:p>46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11" office:value-type="float">
            <text:p>1211</text:p>
          </table:table-cell>
          <table:table-cell ns41:value-type="float" table:style-name="TL_20_Data" office:value="1127" office:value-type="float">
            <text:p>1127</text:p>
          </table:table-cell>
          <table:table-cell ns41:value-type="float" table:style-name="TL_20_Data" office:value="2338" office:value-type="float">
            <text:p>233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,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ester Ha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e W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de Vaartst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h. V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Buurtsch. Nijen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h. Havel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0" office:value-type="float">
            <text:p>6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3175" office:value-type="float">
            <text:p>317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06" office:value-type="float">
            <text:p>40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853" office:value-type="float">
            <text:p>853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8" office:value-type="float">
            <text:p>35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1526" office:value-type="float">
            <text:p>152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619" office:value-type="float">
            <text:p>1619</text:p>
          </table:table-cell>
          <table:table-cell ns41:value-type="float" table:style-name="TL_20_Data" office:value="1733" office:value-type="float">
            <text:p>1733</text:p>
          </table:table-cell>
          <table:table-cell ns41:value-type="float" table:style-name="TL_20_Data" office:value="3352" office:value-type="float">
            <text:p>335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1" office:value-type="float">
            <text:p>40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39" office:value-type="float">
            <text:p>939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63" office:value-type="float">
            <text:p>66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4" office:value-type="float">
            <text:p>58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64" office:value-type="float">
            <text:p>1464</text:p>
          </table:table-cell>
          <table:table-cell ns41:value-type="float" table:style-name="TL_20_Data" office:value="1396" office:value-type="float">
            <text:p>1396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448" office:value-type="float">
            <text:p>1448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457" office:value-type="float">
            <text:p>4457</text:p>
          </table:table-cell>
          <table:table-cell ns41:value-type="float" table:style-name="TL_20_Data" office:value="4113" office:value-type="float">
            <text:p>4113</text:p>
          </table:table-cell>
          <table:table-cell ns41:value-type="float" table:style-name="TL_20_Data" office:value="8570" office:value-type="float">
            <text:p>857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4" office:value-type="float">
            <text:p>2214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6078" office:value-type="float">
            <text:p>6078</text:p>
          </table:table-cell>
          <table:table-cell ns41:value-type="float" table:style-name="TL_20_Data" office:value="5846" office:value-type="float">
            <text:p>5846</text:p>
          </table:table-cell>
          <table:table-cell ns41:value-type="float" table:style-name="TL_20_Data" office:value="11924" office:value-type="float">
            <text:p>1192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iaconie-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3" office:value-type="float">
            <text:p>2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089" office:value-type="float">
            <text:p>10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1030" office:value-type="float">
            <text:p>10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38" office:value-type="float">
            <text:p>638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25" office:value-type="float">
            <text:p>132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9" office:value-type="float">
            <text:p>459</text:p>
          </table:table-cell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26" office:value-type="float">
            <text:p>926</text:p>
          </table:table-cell>
          <table:table-cell ns41:value-type="float" table:style-name="TL_20_Data" office:value="1129" office:value-type="float">
            <text:p>1129</text:p>
          </table:table-cell>
          <table:table-cell ns41:value-type="float" table:style-name="TL_20_Data" office:value="2055" office:value-type="float">
            <text:p>205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ce41" office:value="43" office:value-type="float">
            <text:p>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28" office:value-type="float">
            <text:p>20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337" office:value-type="float">
            <text:p>4337</text:p>
          </table:table-cell>
          <table:table-cell ns41:value-type="float" table:style-name="TL_20_Data" office:value="4748" office:value-type="float">
            <text:p>4748</text:p>
          </table:table-cell>
          <table:table-cell ns41:value-type="float" table:style-name="TL_20_Data" office:value="9085" office:value-type="float">
            <text:p>9085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7" office:value-type="float">
            <text:p>2147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893" office:value-type="float">
            <text:p>4893</text:p>
          </table:table-cell>
          <table:table-cell ns41:value-type="float" table:style-name="TL_20_Data" office:value="5261" office:value-type="float">
            <text:p>5261</text:p>
          </table:table-cell>
          <table:table-cell ns41:value-type="float" table:style-name="TL_20_Data" office:value="10154" office:value-type="float">
            <text:p>10154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fd. Kol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N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Peest, N.H. Arm-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Pees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Zuidvelde, Tijd. aanw. Schip</text:p>
          </table:table-cell>
          <table:table-cell table:style-name="ce23"/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Westervelde, Tijd. aanw. Schip</text:p>
          </table:table-cell>
          <table:table-cell table:style-name="ce23"/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en, Tijd. aanw. Schip</text:p>
          </table:table-cell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Langelo, Tijd. aanw. Schip</text:p>
          </table:table-cell>
          <table:table-cell table:style-name="ce23"/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Tijd. aanw. Schip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. Gesticht</text:p>
          </table:table-cell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62" office:value-type="float">
            <text:p>146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I. Inf.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66" office:value-type="float">
            <text:p>6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I. Gesticht</text:p>
          </table:table-cell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64" office:value-type="float">
            <text:p>1164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337" office:value-type="float">
            <text:p>133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II. Gesticht</text:p>
          </table:table-cell>
          <table:table-cell table:style-name="ce23"/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328" office:value-type="float">
            <text:p>13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235" office:value-type="float">
            <text:p>423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5139" office:value-type="float">
            <text:p>5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98" office:value-type="float">
            <text:p>49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500" office:value-type="float">
            <text:p>4500</text:p>
          </table:table-cell>
          <table:table-cell ns41:value-type="float" table:style-name="TL_20_Data" office:value="1177" office:value-type="float">
            <text:p>1177</text:p>
          </table:table-cell>
          <table:table-cell ns41:value-type="float" table:style-name="TL_20_Data" office:value="5677" office:value-type="float">
            <text:p>5677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66" office:value-type="float">
            <text:p>36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1834" office:value-type="float">
            <text:p>1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ij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xl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1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6" office:value-type="float">
            <text:p>2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1500" office:value-type="float">
            <text:p>150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1865" office:value-type="float">
            <text:p>186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82" office:value-type="float">
            <text:p>128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3517" office:value-type="float">
            <text:p>3517</text:p>
          </table:table-cell>
          <table:table-cell ns41:value-type="float" table:style-name="TL_20_Data" office:value="3365" office:value-type="float">
            <text:p>3365</text:p>
          </table:table-cell>
          <table:table-cell ns41:value-type="float" table:style-name="TL_20_Data" office:value="6882" office:value-type="float">
            <text:p>6882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ce41" office:value="140" office:value-type="float">
            <text:p>1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48" office:value-type="float">
            <text:p>164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4479" office:value-type="float">
            <text:p>4479</text:p>
          </table:table-cell>
          <table:table-cell ns41:value-type="float" table:style-name="TL_20_Data" office:value="4237" office:value-type="float">
            <text:p>4237</text:p>
          </table:table-cell>
          <table:table-cell ns41:value-type="float" table:style-name="TL_20_Data" office:value="8716" office:value-type="float">
            <text:p>871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ce41" office:value="144" office:value-type="float">
            <text:p>1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1" office:value-type="float">
            <text:p>42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6" office:value-type="float">
            <text:p>186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60" office:value-type="float">
            <text:p>10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Oosterhessel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Gees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02" office:value-type="float">
            <text:p>802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1516" office:value-type="float">
            <text:p>15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Pol, Arm- en werkhuis der Ned. Herv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Po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Klu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9" office:value-type="float">
            <text:p>34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1741" office:value-type="float">
            <text:p>174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72" office:value-type="float">
            <text:p>5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7" table:style-name="TL_20_Data" table:number-columns-repeated="2" office:value-type="float">
            <text:p>47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051" office:value-type="float">
            <text:p>10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Rod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2" office:value-type="float">
            <text:p>1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Rod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Ro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57" office:value-type="float">
            <text:p>5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Zu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Terhe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Fok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7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Sandeb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51" office:value-type="float">
            <text:p>4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2165" office:value-type="float">
            <text:p>216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4" office:value-type="float">
            <text:p>6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35" office:value-type="float">
            <text:p>1635</text:p>
          </table:table-cell>
          <table:table-cell ns41:value-type="float" table:style-name="TL_20_Data" office:value="1581" office:value-type="float">
            <text:p>1581</text:p>
          </table:table-cell>
          <table:table-cell ns41:value-type="float" table:style-name="TL_20_Data" office:value="3216" office:value-type="float">
            <text:p>321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Gro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474" office:value-type="float">
            <text:p>14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Grol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A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k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l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eel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Nijl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7" office:value-type="float">
            <text:p>32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885" office:value-type="float">
            <text:p>188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j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Pos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H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Olden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2" office:value-type="float">
            <text:p>1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we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rm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lan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oord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s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tt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ende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nge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aterleu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9" office:value-type="float">
            <text:p>2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eu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An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Rheebrug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Anser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A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Kra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ui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l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P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Oost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Zwartscha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Pess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uifz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49" table:style-name="TL_20_Data" table:number-columns-repeated="2" office:value-type="float">
            <text:p>4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ad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To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4" table:style-name="TL_20_Data" table:number-columns-repeated="2" office:value-type="float">
            <text:p>24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Flui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ndh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lt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ing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2" office:value-type="float">
            <text:p>60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12" office:value-type="float">
            <text:p>1612</text:p>
          </table:table-cell>
          <table:table-cell ns41:value-type="float" table:style-name="TL_20_Data" office:value="1448" office:value-type="float">
            <text:p>1448</text:p>
          </table:table-cell>
          <table:table-cell ns41:value-type="float" table:style-name="TL_20_Data" office:value="3060" office:value-type="float">
            <text:p>306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04" office:value-type="float">
            <text:p>70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667" office:value-type="float">
            <text:p>1667</text:p>
          </table:table-cell>
          <table:table-cell ns41:value-type="float" table:style-name="TL_20_Data" office:value="3541" office:value-type="float">
            <text:p>35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ij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er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uig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l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i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lijd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r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, Diac. 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15" office:value-type="float">
            <text:p>2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oe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eerw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70" office:value-type="float">
            <text:p>2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3" office:value-type="float">
            <text:p>38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1986" office:value-type="float">
            <text:p>19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4" office:value-type="float">
            <text:p>4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246" office:value-type="float">
            <text:p>1246</text:p>
          </table:table-cell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2424" office:value-type="float">
            <text:p>2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Diaconie Arm-en werkhuis der N.H.G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ooneb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 Schoone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2" office:value-type="float">
            <text:p>205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7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875" office:value-type="float">
            <text:p>875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1735" office:value-type="float">
            <text:p>173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pm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sloots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chimmela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870" office:value-type="float">
            <text:p>870</text:p>
          </table:table-cell>
          <table:table-cell ns41:value-type="float" table:style-name="TL_20_Data" office:value="1879" office:value-type="float">
            <text:p>187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1" office:value-type="float">
            <text:p>68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884" office:value-type="float">
            <text:p>1884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14" office:value-type="float">
            <text:p>361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9" office:value-type="float">
            <text:p>18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61" office:value-type="float">
            <text:p>86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64" office:value-type="float">
            <text:p>66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9" office:value-type="float">
            <text:p>32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1525" office:value-type="float">
            <text:p>152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443" office:value-type="float">
            <text:p>443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71" office:value-type="float">
            <text:p>67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3462" office:value-type="float">
            <text:p>346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0" office:value-type="float">
            <text:p>1000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379" office:value-type="float">
            <text:p>2379</text:p>
          </table:table-cell>
          <table:table-cell ns41:value-type="float" table:style-name="TL_20_Data" office:value="4987" office:value-type="float">
            <text:p>4987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ld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3" office:value-type="float">
            <text:p>19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, Kolonie der Maatsch. v. Weldadigheid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1083" office:value-type="float">
            <text:p>1083</text:p>
          </table:table-cell>
          <table:table-cell ns41:value-type="float" table:style-name="TL_20_Data" office:value="2381" office:value-type="float">
            <text:p>2381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9" office:value-type="float">
            <text:p>50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475" office:value-type="float">
            <text:p>147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709" office:value-type="float">
            <text:p>2709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, Diaconie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97" office:value-type="float">
            <text:p>297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844" office:value-type="float">
            <text:p>844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Oude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Rh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2" table:style-name="TL_20_Data" table:number-columns-repeated="2" office:value-type="float">
            <text:p>1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enko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Ubbe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ij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690" office:value-type="float">
            <text:p>690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4" office:value-type="float">
            <text:p>6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678" office:value-type="float">
            <text:p>1678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212" office:value-type="float">
            <text:p>321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wigg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p, Arm-en werkhuis der N.H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r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e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28" table:style-name="TL_20_Data" table:number-columns-repeated="2" office:value-type="float">
            <text:p>28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ur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u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arm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a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a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ieuwer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73" office:value-type="float">
            <text:p>37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1975" office:value-type="float">
            <text:p>197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61" office:value-type="float">
            <text:p>1361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598" office:value-type="float">
            <text:p>25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ssen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em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al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n 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un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oo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eh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vix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kk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ip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Knij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ld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jkstalligerhui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e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Rus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age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Zui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or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oo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oog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oekanger Dwa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653" office:value-type="float">
            <text:p>265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184" office:value-type="float">
            <text:p>118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91" office:value-type="float">
            <text:p>119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uilings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, Diac.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laar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, Krankzinnig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9" office:value-type="float">
            <text:p>53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98" office:value-type="float">
            <text:p>1398</text:p>
          </table:table-cell>
          <table:table-cell ns41:value-type="float" table:style-name="TL_20_Data" office:value="1373" office:value-type="float">
            <text:p>1373</text:p>
          </table:table-cell>
          <table:table-cell ns41:value-type="float" table:style-name="TL_20_Data" office:value="2771" office:value-type="float">
            <text:p>277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en 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u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ot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sta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Piep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loe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Vee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a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Modder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ld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erke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a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uile Rie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aardela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rap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F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rog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zu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ddel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mmenh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37" office:value-type="float">
            <text:p>63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705" office:value-type="float">
            <text:p>1705</text:p>
          </table:table-cell>
          <table:table-cell ns41:value-type="float" table:style-name="TL_20_Data" office:value="1515" office:value-type="float">
            <text:p>1515</text:p>
          </table:table-cell>
          <table:table-cell ns41:value-type="float" table:style-name="TL_20_Data" office:value="3220" office:value-type="float">
            <text:p>32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3" office:value-type="float">
            <text:p>7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81" office:value-type="float">
            <text:p>1881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550" office:value-type="float">
            <text:p>3550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, Kaz. Kon. Marechaussee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Ben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Aal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Mepp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ezu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ezup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Ellerts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0" office:value-type="float">
            <text:p>190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319" office:value-type="float">
            <text:p>13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1" office:value-type="float">
            <text:p>7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19" office:value-type="float">
            <text:p>2119</text:p>
          </table:table-cell>
          <table:table-cell ns41:value-type="float" table:style-name="TL_20_Data" office:value="1952" office:value-type="float">
            <text:p>1952</text:p>
          </table:table-cell>
          <table:table-cell ns41:value-type="float" table:style-name="TL_20_Data" office:value="4071" office:value-type="float">
            <text:p>40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39" office:value-type="float">
            <text:p>83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02" office:value-type="float">
            <text:p>2302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380" office:value-type="float">
            <text:p>438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64" office:value-type="float">
            <text:p>186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office:value="1" table:style-name="TL_20_Data" table:number-columns-repeated="3" office:value-type="float">
            <text:p>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069" office:value-type="float">
            <text:p>5069</text:p>
          </table:table-cell>
          <table:table-cell ns41:value-type="float" table:style-name="TL_20_Data" office:value="4639" office:value-type="float">
            <text:p>4639</text:p>
          </table:table-cell>
          <table:table-cell ns41:value-type="float" table:style-name="TL_20_Data" office:value="9708" office:value-type="float">
            <text:p>9708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17" office:value-type="float">
            <text:p>4817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783" office:value-type="float">
            <text:p>12783</text:p>
          </table:table-cell>
          <table:table-cell ns41:value-type="float" table:style-name="TL_20_Data" office:value="12199" office:value-type="float">
            <text:p>12199</text:p>
          </table:table-cell>
          <table:table-cell ns41:value-type="float" table:style-name="TL_20_Data" office:value="24982" office:value-type="float">
            <text:p>2498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ce41" office:value="229" office:value-type="float">
            <text:p>2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669" office:value-type="float">
            <text:p>6669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070" office:value-type="float">
            <text:p>18070</text:p>
          </table:table-cell>
          <table:table-cell ns41:value-type="float" table:style-name="TL_20_Data" office:value="16161" office:value-type="float">
            <text:p>16161</text:p>
          </table:table-cell>
          <table:table-cell ns41:value-type="float" table:style-name="TL_20_Data" office:value="34231" office:value-type="float">
            <text:p>3423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ce41" office:value="288" office:value-type="float">
            <text:p>2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7" office:value-type="float">
            <text:p>10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65" office:value-type="float">
            <text:p>2765</text:p>
          </table:table-cell>
          <table:table-cell ns41:value-type="float" table:style-name="TL_20_Data" office:value="2461" office:value-type="float">
            <text:p>2461</text:p>
          </table:table-cell>
          <table:table-cell ns41:value-type="float" table:style-name="TL_20_Data" office:value="5226" office:value-type="float">
            <text:p>522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13" office:value-type="float">
            <text:p>1251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623" office:value-type="float">
            <text:p>33623</text:p>
          </table:table-cell>
          <table:table-cell ns41:value-type="float" table:style-name="TL_20_Data" office:value="30822" office:value-type="float">
            <text:p>30822</text:p>
          </table:table-cell>
          <table:table-cell ns41:value-type="float" table:style-name="TL_20_Data" office:value="64445" office:value-type="float">
            <text:p>64445</text:p>
          </table:table-cell>
          <table:table-cell ns41:value-type="float" table:style-name="TL_20_Data" office:value="779" office:value-type="float">
            <text:p>779</text:p>
          </table:table-cell>
          <table:table-cell ns41:value-type="float" table:style-name="ce41" office:value="545" office:value-type="float">
            <text:p>5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98" office:value-type="float">
            <text:p>17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4352" office:value-type="float">
            <text:p>4352</text:p>
          </table:table-cell>
          <table:table-cell ns41:value-type="float" table:style-name="TL_20_Data" office:value="8952" office:value-type="float">
            <text:p>89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" office:value-type="float">
            <text:p>177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146" office:value-type="float">
            <text:p>8146</text:p>
          </table:table-cell>
          <table:table-cell ns41:value-type="float" table:style-name="TL_20_Data" office:value="4596" office:value-type="float">
            <text:p>4596</text:p>
          </table:table-cell>
          <table:table-cell ns41:value-type="float" table:style-name="TL_20_Data" office:value="12742" office:value-type="float">
            <text:p>12742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ce41" office:value="198" office:value-type="float">
            <text:p>19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70" office:value-type="float">
            <text:p>35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749" office:value-type="float">
            <text:p>12749</text:p>
          </table:table-cell>
          <table:table-cell ns41:value-type="float" table:style-name="TL_20_Data" office:value="8948" office:value-type="float">
            <text:p>8948</text:p>
          </table:table-cell>
          <table:table-cell ns41:value-type="float" table:style-name="TL_20_Data" office:value="21697" office:value-type="float">
            <text:p>21697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ce41" office:value="232" office:value-type="float">
            <text:p>2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98" office:value-type="float">
            <text:p>4398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ns41:value-type="float" table:style-name="TL_20_Data" office:value="9777" office:value-type="float">
            <text:p>9777</text:p>
          </table:table-cell>
          <table:table-cell ns41:value-type="float" table:style-name="TL_20_Data" office:value="10449" office:value-type="float">
            <text:p>10449</text:p>
          </table:table-cell>
          <table:table-cell ns41:value-type="float" table:style-name="TL_20_Data" office:value="20226" office:value-type="float">
            <text:p>2022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ce41" office:value="453" office:value-type="float">
            <text:p>4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60" office:value-type="float">
            <text:p>5860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673" office:value-type="float">
            <text:p>16673</text:p>
          </table:table-cell>
          <table:table-cell ns41:value-type="float" table:style-name="TL_20_Data" office:value="15781" office:value-type="float">
            <text:p>15781</text:p>
          </table:table-cell>
          <table:table-cell ns41:value-type="float" table:style-name="TL_20_Data" office:value="32454" office:value-type="float">
            <text:p>32454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ce41" office:value="344" office:value-type="float">
            <text:p>3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58" office:value-type="float">
            <text:p>10258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460" office:value-type="float">
            <text:p>26460</text:p>
          </table:table-cell>
          <table:table-cell ns41:value-type="float" table:style-name="TL_20_Data" office:value="26234" office:value-type="float">
            <text:p>26234</text:p>
          </table:table-cell>
          <table:table-cell ns41:value-type="float" table:style-name="TL_20_Data" office:value="52694" office:value-type="float">
            <text:p>52694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ce41" office:value="797" office:value-type="float">
            <text:p>7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4" office:value-type="float">
            <text:p>11764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9279" office:value-type="float">
            <text:p>29279</text:p>
          </table:table-cell>
          <table:table-cell ns41:value-type="float" table:style-name="TL_20_Data" office:value="28952" office:value-type="float">
            <text:p>28952</text:p>
          </table:table-cell>
          <table:table-cell ns41:value-type="float" table:style-name="TL_20_Data" office:value="58231" office:value-type="float">
            <text:p>58231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ce41" office:value="739" office:value-type="float">
            <text:p>7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140" office:value-type="float">
            <text:p>1514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5191" office:value-type="float">
            <text:p>45191</text:p>
          </table:table-cell>
          <table:table-cell ns41:value-type="float" table:style-name="TL_20_Data" office:value="38616" office:value-type="float">
            <text:p>38616</text:p>
          </table:table-cell>
          <table:table-cell ns41:value-type="float" table:style-name="TL_20_Data" office:value="83807" office:value-type="float">
            <text:p>83807</text:p>
          </table:table-cell>
          <table:table-cell ns41:value-type="float" table:style-name="TL_20_Data" office:value="1077" office:value-type="float">
            <text:p>1077</text:p>
          </table:table-cell>
          <table:table-cell ns41:value-type="float" table:style-name="ce41" office:value="845" office:value-type="float">
            <text:p>8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01" office:value-type="float">
            <text:p>130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13" office:value-type="float">
            <text:p>3413</text:p>
          </table:table-cell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6483" office:value-type="float">
            <text:p>648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28205" office:value-type="float">
            <text:p>28205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1044" office:value-type="float">
            <text:p>1044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77901" office:value-type="float">
            <text:p>77901</text:p>
          </table:table-cell>
          <table:table-cell ns41:value-type="float" table:style-name="ce33" office:value="70643" office:value-type="float">
            <text:p>70643</text:p>
          </table:table-cell>
          <table:table-cell ns41:value-type="float" table:style-name="ce33" office:value="148544" office:value-type="float">
            <text:p>148544</text:p>
          </table:table-cell>
          <table:table-cell ns41:value-type="float" table:style-name="ce33" office:value="2201" office:value-type="float">
            <text:p>2201</text:p>
          </table:table-cell>
          <table:table-cell ns41:value-type="float" table:style-name="ce42" office:value="1621" office:value-type="float">
            <text:p>16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10_D1</text:p>
          </table:table-cell>
          <table:table-cell ns41:value-type="float" table:style-name="ce51" office:value="28" office:value-type="float">
            <text:p>28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